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6.0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114"/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ext-properties style:font-name="Liberation Serif" style:font-name-asian="DejaVu Sans" style:font-name-complex="Noto Sans Arab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/>
          <table:table-cell table:style-name="ce1" office:value-type="string" calcext:value-type="string">
            <text:p>Formule du facteur : r=(10 s2 ms)19≈2,95r=(2ms10s)91≈2,95</text:p>
          </table:table-cell>
          <table:table-cell table:number-columns-repeated="16382"/>
        </table:table-row>
        <table:table-row table:style-name="ro2">
          <table:table-cell/>
          <table:table-cell table:style-name="ce1" office:value-type="string" calcext:value-type="string">
            <text:p>La suite obtenue sera 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6353"/>
        </table:table-row>
        <table:table-row table:style-name="ro2">
          <table:table-cell office:value-type="float" office:value="1" calcext:value-type="float">
            <text:p>1,000000</text:p>
          </table:table-cell>
          <table:table-cell table:style-name="ce2" office:value-type="string" calcext:value-type="string">
            <text:p>2 ms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[.$C3]*[.E$2]" office:value-type="float" office:value="0.002" calcext:value-type="float">
            <text:p>0,002</text:p>
          </table:table-cell>
          <table:table-cell table:formula="of:=[.$C3]*[.F$2]" office:value-type="float" office:value="0.004" calcext:value-type="float">
            <text:p>0,004</text:p>
          </table:table-cell>
          <table:table-cell table:formula="of:=[.$C3]*[.G$2]" office:value-type="float" office:value="0.006" calcext:value-type="float">
            <text:p>0,006</text:p>
          </table:table-cell>
          <table:table-cell table:formula="of:=[.$C3]*[.H$2]" office:value-type="float" office:value="0.008" calcext:value-type="float">
            <text:p>0,008</text:p>
          </table:table-cell>
          <table:table-cell table:formula="of:=[.$C3]*[.I$2]" office:value-type="float" office:value="0.01" calcext:value-type="float">
            <text:p>0,01</text:p>
          </table:table-cell>
          <table:table-cell table:formula="of:=[.$C3]*[.J$2]" office:value-type="float" office:value="0.012" calcext:value-type="float">
            <text:p>0,012</text:p>
          </table:table-cell>
          <table:table-cell table:formula="of:=[.$C3]*[.K$2]" office:value-type="float" office:value="0.014" calcext:value-type="float">
            <text:p>0,014</text:p>
          </table:table-cell>
          <table:table-cell table:formula="of:=[.$C3]*[.L$2]" office:value-type="float" office:value="0.016" calcext:value-type="float">
            <text:p>0,016</text:p>
          </table:table-cell>
          <table:table-cell table:formula="of:=[.$C3]*[.M$2]" office:value-type="float" office:value="0.018" calcext:value-type="float">
            <text:p>0,018</text:p>
          </table:table-cell>
          <table:table-cell table:formula="of:=[.$C3]*[.N$2]" office:value-type="float" office:value="0.02" calcext:value-type="float">
            <text:p>0,02</text:p>
          </table:table-cell>
          <table:table-cell table:formula="of:=[.$C3]*[.O$2]" office:value-type="float" office:value="0.022" calcext:value-type="float">
            <text:p>0,022</text:p>
          </table:table-cell>
          <table:table-cell table:formula="of:=[.$C3]*[.P$2]" office:value-type="float" office:value="0.024" calcext:value-type="float">
            <text:p>0,024</text:p>
          </table:table-cell>
          <table:table-cell table:formula="of:=[.$C3]*[.Q$2]" office:value-type="float" office:value="0.026" calcext:value-type="float">
            <text:p>0,026</text:p>
          </table:table-cell>
          <table:table-cell table:formula="of:=[.$C3]*[.R$2]" office:value-type="float" office:value="0.028" calcext:value-type="float">
            <text:p>0,028</text:p>
          </table:table-cell>
          <table:table-cell table:formula="of:=[.$C3]*[.S$2]" office:value-type="float" office:value="0.03" calcext:value-type="float">
            <text:p>0,03</text:p>
          </table:table-cell>
          <table:table-cell table:formula="of:=[.$C3]*[.T$2]" office:value-type="float" office:value="0.032" calcext:value-type="float">
            <text:p>0,032</text:p>
          </table:table-cell>
          <table:table-cell table:formula="of:=[.$C3]*[.U$2]" office:value-type="float" office:value="0.034" calcext:value-type="float">
            <text:p>0,034</text:p>
          </table:table-cell>
          <table:table-cell table:formula="of:=[.$C3]*[.V$2]" office:value-type="float" office:value="0.036" calcext:value-type="float">
            <text:p>0,036</text:p>
          </table:table-cell>
          <table:table-cell table:formula="of:=[.$C3]*[.W$2]" office:value-type="float" office:value="0.038" calcext:value-type="float">
            <text:p>0,038</text:p>
          </table:table-cell>
          <table:table-cell table:formula="of:=[.$C3]*[.X$2]" office:value-type="float" office:value="0.04" calcext:value-type="float">
            <text:p>0,04</text:p>
          </table:table-cell>
          <table:table-cell table:formula="of:=[.$C3]*[.Y$2]" office:value-type="float" office:value="0.042" calcext:value-type="float">
            <text:p>0,042</text:p>
          </table:table-cell>
          <table:table-cell table:formula="of:=[.$C3]*[.Z$2]" office:value-type="float" office:value="0.044" calcext:value-type="float">
            <text:p>0,044</text:p>
          </table:table-cell>
          <table:table-cell table:formula="of:=[.$C3]*[.AA$2]" office:value-type="float" office:value="0.046" calcext:value-type="float">
            <text:p>0,046</text:p>
          </table:table-cell>
          <table:table-cell table:formula="of:=[.$C3]*[.AB$2]" office:value-type="float" office:value="0.048" calcext:value-type="float">
            <text:p>0,048</text:p>
          </table:table-cell>
          <table:table-cell table:formula="of:=[.$C3]*[.AC$2]" office:value-type="float" office:value="0.05" calcext:value-type="float">
            <text:p>0,05</text:p>
          </table:table-cell>
          <table:table-cell table:formula="of:=[.$C3]*[.AD$2]" office:value-type="float" office:value="0.052" calcext:value-type="float">
            <text:p>0,052</text:p>
          </table:table-cell>
          <table:table-cell table:formula="of:=[.$C3]*[.AE$2]" office:value-type="float" office:value="0.054" calcext:value-type="float">
            <text:p>0,054</text:p>
          </table:table-cell>
          <table:table-cell table:number-columns-repeated="16353"/>
        </table:table-row>
        <table:table-row table:style-name="ro2">
          <table:table-cell office:value-type="float" office:value="2" calcext:value-type="float">
            <text:p>2,000000</text:p>
          </table:table-cell>
          <table:table-cell table:style-name="ce2" office:value-type="string" calcext:value-type="string">
            <text:p>5,9 ms</text:p>
          </table:table-cell>
          <table:table-cell office:value-type="float" office:value="0.0059" calcext:value-type="float">
            <text:p>0,0059</text:p>
          </table:table-cell>
          <table:table-cell/>
          <table:table-cell table:formula="of:=[.$C4]*[.E$2]" office:value-type="float" office:value="0.0059" calcext:value-type="float">
            <text:p>0,0059</text:p>
          </table:table-cell>
          <table:table-cell table:formula="of:=[.$C4]*[.F$2]" office:value-type="float" office:value="0.0118" calcext:value-type="float">
            <text:p>0,0118</text:p>
          </table:table-cell>
          <table:table-cell table:formula="of:=[.$C4]*[.G$2]" office:value-type="float" office:value="0.0177" calcext:value-type="float">
            <text:p>0,0177</text:p>
          </table:table-cell>
          <table:table-cell table:formula="of:=[.$C4]*[.H$2]" office:value-type="float" office:value="0.0236" calcext:value-type="float">
            <text:p>0,0236</text:p>
          </table:table-cell>
          <table:table-cell table:formula="of:=[.$C4]*[.I$2]" office:value-type="float" office:value="0.0295" calcext:value-type="float">
            <text:p>0,0295</text:p>
          </table:table-cell>
          <table:table-cell table:formula="of:=[.$C4]*[.J$2]" office:value-type="float" office:value="0.0354" calcext:value-type="float">
            <text:p>0,0354</text:p>
          </table:table-cell>
          <table:table-cell table:formula="of:=[.$C4]*[.K$2]" office:value-type="float" office:value="0.0413" calcext:value-type="float">
            <text:p>0,0413</text:p>
          </table:table-cell>
          <table:table-cell table:formula="of:=[.$C4]*[.L$2]" office:value-type="float" office:value="0.0472" calcext:value-type="float">
            <text:p>0,0472</text:p>
          </table:table-cell>
          <table:table-cell table:formula="of:=[.$C4]*[.M$2]" office:value-type="float" office:value="0.0531" calcext:value-type="float">
            <text:p>0,0531</text:p>
          </table:table-cell>
          <table:table-cell table:formula="of:=[.$C4]*[.N$2]" office:value-type="float" office:value="0.059" calcext:value-type="float">
            <text:p>0,059</text:p>
          </table:table-cell>
          <table:table-cell table:formula="of:=[.$C4]*[.O$2]" office:value-type="float" office:value="0.0649" calcext:value-type="float">
            <text:p>0,0649</text:p>
          </table:table-cell>
          <table:table-cell table:formula="of:=[.$C4]*[.P$2]" office:value-type="float" office:value="0.0708" calcext:value-type="float">
            <text:p>0,0708</text:p>
          </table:table-cell>
          <table:table-cell table:formula="of:=[.$C4]*[.Q$2]" office:value-type="float" office:value="0.0767" calcext:value-type="float">
            <text:p>0,0767</text:p>
          </table:table-cell>
          <table:table-cell table:formula="of:=[.$C4]*[.R$2]" office:value-type="float" office:value="0.0826" calcext:value-type="float">
            <text:p>0,0826</text:p>
          </table:table-cell>
          <table:table-cell table:formula="of:=[.$C4]*[.S$2]" office:value-type="float" office:value="0.0885" calcext:value-type="float">
            <text:p>0,0885</text:p>
          </table:table-cell>
          <table:table-cell table:formula="of:=[.$C4]*[.T$2]" office:value-type="float" office:value="0.0944" calcext:value-type="float">
            <text:p>0,0944</text:p>
          </table:table-cell>
          <table:table-cell table:formula="of:=[.$C4]*[.U$2]" office:value-type="float" office:value="0.1003" calcext:value-type="float">
            <text:p>0,1003</text:p>
          </table:table-cell>
          <table:table-cell table:formula="of:=[.$C4]*[.V$2]" office:value-type="float" office:value="0.1062" calcext:value-type="float">
            <text:p>0,1062</text:p>
          </table:table-cell>
          <table:table-cell table:formula="of:=[.$C4]*[.W$2]" office:value-type="float" office:value="0.1121" calcext:value-type="float">
            <text:p>0,1121</text:p>
          </table:table-cell>
          <table:table-cell table:formula="of:=[.$C4]*[.X$2]" office:value-type="float" office:value="0.118" calcext:value-type="float">
            <text:p>0,118</text:p>
          </table:table-cell>
          <table:table-cell table:formula="of:=[.$C4]*[.Y$2]" office:value-type="float" office:value="0.1239" calcext:value-type="float">
            <text:p>0,1239</text:p>
          </table:table-cell>
          <table:table-cell table:formula="of:=[.$C4]*[.Z$2]" office:value-type="float" office:value="0.1298" calcext:value-type="float">
            <text:p>0,1298</text:p>
          </table:table-cell>
          <table:table-cell table:formula="of:=[.$C4]*[.AA$2]" office:value-type="float" office:value="0.1357" calcext:value-type="float">
            <text:p>0,1357</text:p>
          </table:table-cell>
          <table:table-cell table:formula="of:=[.$C4]*[.AB$2]" office:value-type="float" office:value="0.1416" calcext:value-type="float">
            <text:p>0,1416</text:p>
          </table:table-cell>
          <table:table-cell table:formula="of:=[.$C4]*[.AC$2]" office:value-type="float" office:value="0.1475" calcext:value-type="float">
            <text:p>0,1475</text:p>
          </table:table-cell>
          <table:table-cell table:formula="of:=[.$C4]*[.AD$2]" office:value-type="float" office:value="0.1534" calcext:value-type="float">
            <text:p>0,1534</text:p>
          </table:table-cell>
          <table:table-cell table:formula="of:=[.$C4]*[.AE$2]" office:value-type="float" office:value="0.1593" calcext:value-type="float">
            <text:p>0,1593</text:p>
          </table:table-cell>
          <table:table-cell table:number-columns-repeated="16353"/>
        </table:table-row>
        <table:table-row table:style-name="ro2">
          <table:table-cell office:value-type="float" office:value="3" calcext:value-type="float">
            <text:p>3,000000</text:p>
          </table:table-cell>
          <table:table-cell table:style-name="ce2" office:value-type="string" calcext:value-type="string">
            <text:p>17,2 ms</text:p>
          </table:table-cell>
          <table:table-cell office:value-type="float" office:value="0.0172" calcext:value-type="float">
            <text:p>0,0172</text:p>
          </table:table-cell>
          <table:table-cell/>
          <table:table-cell table:formula="of:=[.$C5]*[.E$2]" office:value-type="float" office:value="0.0172" calcext:value-type="float">
            <text:p>0,0172</text:p>
          </table:table-cell>
          <table:table-cell table:formula="of:=[.$C5]*[.F$2]" office:value-type="float" office:value="0.0344" calcext:value-type="float">
            <text:p>0,0344</text:p>
          </table:table-cell>
          <table:table-cell table:formula="of:=[.$C5]*[.G$2]" office:value-type="float" office:value="0.0516" calcext:value-type="float">
            <text:p>0,0516</text:p>
          </table:table-cell>
          <table:table-cell table:formula="of:=[.$C5]*[.H$2]" office:value-type="float" office:value="0.0688" calcext:value-type="float">
            <text:p>0,0688</text:p>
          </table:table-cell>
          <table:table-cell table:formula="of:=[.$C5]*[.I$2]" office:value-type="float" office:value="0.086" calcext:value-type="float">
            <text:p>0,086</text:p>
          </table:table-cell>
          <table:table-cell table:formula="of:=[.$C5]*[.J$2]" office:value-type="float" office:value="0.1032" calcext:value-type="float">
            <text:p>0,1032</text:p>
          </table:table-cell>
          <table:table-cell table:formula="of:=[.$C5]*[.K$2]" office:value-type="float" office:value="0.1204" calcext:value-type="float">
            <text:p>0,1204</text:p>
          </table:table-cell>
          <table:table-cell table:formula="of:=[.$C5]*[.L$2]" office:value-type="float" office:value="0.1376" calcext:value-type="float">
            <text:p>0,1376</text:p>
          </table:table-cell>
          <table:table-cell table:formula="of:=[.$C5]*[.M$2]" office:value-type="float" office:value="0.1548" calcext:value-type="float">
            <text:p>0,1548</text:p>
          </table:table-cell>
          <table:table-cell table:formula="of:=[.$C5]*[.N$2]" office:value-type="float" office:value="0.172" calcext:value-type="float">
            <text:p>0,172</text:p>
          </table:table-cell>
          <table:table-cell table:formula="of:=[.$C5]*[.O$2]" office:value-type="float" office:value="0.1892" calcext:value-type="float">
            <text:p>0,1892</text:p>
          </table:table-cell>
          <table:table-cell table:formula="of:=[.$C5]*[.P$2]" office:value-type="float" office:value="0.2064" calcext:value-type="float">
            <text:p>0,2064</text:p>
          </table:table-cell>
          <table:table-cell table:formula="of:=[.$C5]*[.Q$2]" office:value-type="float" office:value="0.2236" calcext:value-type="float">
            <text:p>0,2236</text:p>
          </table:table-cell>
          <table:table-cell table:formula="of:=[.$C5]*[.R$2]" office:value-type="float" office:value="0.2408" calcext:value-type="float">
            <text:p>0,2408</text:p>
          </table:table-cell>
          <table:table-cell table:formula="of:=[.$C5]*[.S$2]" office:value-type="float" office:value="0.258" calcext:value-type="float">
            <text:p>0,258</text:p>
          </table:table-cell>
          <table:table-cell table:formula="of:=[.$C5]*[.T$2]" office:value-type="float" office:value="0.2752" calcext:value-type="float">
            <text:p>0,2752</text:p>
          </table:table-cell>
          <table:table-cell table:formula="of:=[.$C5]*[.U$2]" office:value-type="float" office:value="0.2924" calcext:value-type="float">
            <text:p>0,2924</text:p>
          </table:table-cell>
          <table:table-cell table:formula="of:=[.$C5]*[.V$2]" office:value-type="float" office:value="0.3096" calcext:value-type="float">
            <text:p>0,3096</text:p>
          </table:table-cell>
          <table:table-cell table:formula="of:=[.$C5]*[.W$2]" office:value-type="float" office:value="0.3268" calcext:value-type="float">
            <text:p>0,3268</text:p>
          </table:table-cell>
          <table:table-cell table:formula="of:=[.$C5]*[.X$2]" office:value-type="float" office:value="0.344" calcext:value-type="float">
            <text:p>0,344</text:p>
          </table:table-cell>
          <table:table-cell table:formula="of:=[.$C5]*[.Y$2]" office:value-type="float" office:value="0.3612" calcext:value-type="float">
            <text:p>0,3612</text:p>
          </table:table-cell>
          <table:table-cell table:formula="of:=[.$C5]*[.Z$2]" office:value-type="float" office:value="0.3784" calcext:value-type="float">
            <text:p>0,3784</text:p>
          </table:table-cell>
          <table:table-cell table:formula="of:=[.$C5]*[.AA$2]" office:value-type="float" office:value="0.3956" calcext:value-type="float">
            <text:p>0,3956</text:p>
          </table:table-cell>
          <table:table-cell table:formula="of:=[.$C5]*[.AB$2]" office:value-type="float" office:value="0.4128" calcext:value-type="float">
            <text:p>0,4128</text:p>
          </table:table-cell>
          <table:table-cell table:formula="of:=[.$C5]*[.AC$2]" office:value-type="float" office:value="0.43" calcext:value-type="float">
            <text:p>0,43</text:p>
          </table:table-cell>
          <table:table-cell table:formula="of:=[.$C5]*[.AD$2]" office:value-type="float" office:value="0.4472" calcext:value-type="float">
            <text:p>0,4472</text:p>
          </table:table-cell>
          <table:table-cell table:formula="of:=[.$C5]*[.AE$2]" office:value-type="float" office:value="0.4644" calcext:value-type="float">
            <text:p>0,4644</text:p>
          </table:table-cell>
          <table:table-cell table:number-columns-repeated="16353"/>
        </table:table-row>
        <table:table-row table:style-name="ro2">
          <table:table-cell office:value-type="float" office:value="4" calcext:value-type="float">
            <text:p>4,000000</text:p>
          </table:table-cell>
          <table:table-cell table:style-name="ce2" office:value-type="string" calcext:value-type="string">
            <text:p>50,7 ms</text:p>
          </table:table-cell>
          <table:table-cell office:value-type="float" office:value="0.0507" calcext:value-type="float">
            <text:p>0,0507</text:p>
          </table:table-cell>
          <table:table-cell/>
          <table:table-cell table:formula="of:=[.$C6]*[.E$2]" office:value-type="float" office:value="0.0507" calcext:value-type="float">
            <text:p>0,0507</text:p>
          </table:table-cell>
          <table:table-cell table:formula="of:=[.$C6]*[.F$2]" office:value-type="float" office:value="0.1014" calcext:value-type="float">
            <text:p>0,1014</text:p>
          </table:table-cell>
          <table:table-cell table:formula="of:=[.$C6]*[.G$2]" office:value-type="float" office:value="0.1521" calcext:value-type="float">
            <text:p>0,1521</text:p>
          </table:table-cell>
          <table:table-cell table:formula="of:=[.$C6]*[.H$2]" office:value-type="float" office:value="0.2028" calcext:value-type="float">
            <text:p>0,2028</text:p>
          </table:table-cell>
          <table:table-cell table:formula="of:=[.$C6]*[.I$2]" office:value-type="float" office:value="0.2535" calcext:value-type="float">
            <text:p>0,2535</text:p>
          </table:table-cell>
          <table:table-cell table:formula="of:=[.$C6]*[.J$2]" office:value-type="float" office:value="0.3042" calcext:value-type="float">
            <text:p>0,3042</text:p>
          </table:table-cell>
          <table:table-cell table:formula="of:=[.$C6]*[.K$2]" office:value-type="float" office:value="0.3549" calcext:value-type="float">
            <text:p>0,3549</text:p>
          </table:table-cell>
          <table:table-cell table:formula="of:=[.$C6]*[.L$2]" office:value-type="float" office:value="0.4056" calcext:value-type="float">
            <text:p>0,4056</text:p>
          </table:table-cell>
          <table:table-cell table:formula="of:=[.$C6]*[.M$2]" office:value-type="float" office:value="0.4563" calcext:value-type="float">
            <text:p>0,4563</text:p>
          </table:table-cell>
          <table:table-cell table:formula="of:=[.$C6]*[.N$2]" office:value-type="float" office:value="0.507" calcext:value-type="float">
            <text:p>0,507</text:p>
          </table:table-cell>
          <table:table-cell table:formula="of:=[.$C6]*[.O$2]" office:value-type="float" office:value="0.5577" calcext:value-type="float">
            <text:p>0,5577</text:p>
          </table:table-cell>
          <table:table-cell table:formula="of:=[.$C6]*[.P$2]" office:value-type="float" office:value="0.6084" calcext:value-type="float">
            <text:p>0,6084</text:p>
          </table:table-cell>
          <table:table-cell table:formula="of:=[.$C6]*[.Q$2]" office:value-type="float" office:value="0.6591" calcext:value-type="float">
            <text:p>0,6591</text:p>
          </table:table-cell>
          <table:table-cell table:formula="of:=[.$C6]*[.R$2]" office:value-type="float" office:value="0.7098" calcext:value-type="float">
            <text:p>0,7098</text:p>
          </table:table-cell>
          <table:table-cell table:formula="of:=[.$C6]*[.S$2]" office:value-type="float" office:value="0.7605" calcext:value-type="float">
            <text:p>0,7605</text:p>
          </table:table-cell>
          <table:table-cell table:formula="of:=[.$C6]*[.T$2]" office:value-type="float" office:value="0.8112" calcext:value-type="float">
            <text:p>0,8112</text:p>
          </table:table-cell>
          <table:table-cell table:formula="of:=[.$C6]*[.U$2]" office:value-type="float" office:value="0.8619" calcext:value-type="float">
            <text:p>0,8619</text:p>
          </table:table-cell>
          <table:table-cell table:formula="of:=[.$C6]*[.V$2]" office:value-type="float" office:value="0.9126" calcext:value-type="float">
            <text:p>0,9126</text:p>
          </table:table-cell>
          <table:table-cell table:formula="of:=[.$C6]*[.W$2]" office:value-type="float" office:value="0.9633" calcext:value-type="float">
            <text:p>0,9633</text:p>
          </table:table-cell>
          <table:table-cell table:formula="of:=[.$C6]*[.X$2]" office:value-type="float" office:value="1.014" calcext:value-type="float">
            <text:p>1,014</text:p>
          </table:table-cell>
          <table:table-cell table:formula="of:=[.$C6]*[.Y$2]" office:value-type="float" office:value="1.0647" calcext:value-type="float">
            <text:p>1,0647</text:p>
          </table:table-cell>
          <table:table-cell table:formula="of:=[.$C6]*[.Z$2]" office:value-type="float" office:value="1.1154" calcext:value-type="float">
            <text:p>1,1154</text:p>
          </table:table-cell>
          <table:table-cell table:formula="of:=[.$C6]*[.AA$2]" office:value-type="float" office:value="1.1661" calcext:value-type="float">
            <text:p>1,1661</text:p>
          </table:table-cell>
          <table:table-cell table:formula="of:=[.$C6]*[.AB$2]" office:value-type="float" office:value="1.2168" calcext:value-type="float">
            <text:p>1,2168</text:p>
          </table:table-cell>
          <table:table-cell table:formula="of:=[.$C6]*[.AC$2]" office:value-type="float" office:value="1.2675" calcext:value-type="float">
            <text:p>1,2675</text:p>
          </table:table-cell>
          <table:table-cell table:formula="of:=[.$C6]*[.AD$2]" office:value-type="float" office:value="1.3182" calcext:value-type="float">
            <text:p>1,3182</text:p>
          </table:table-cell>
          <table:table-cell table:formula="of:=[.$C6]*[.AE$2]" office:value-type="float" office:value="1.3689" calcext:value-type="float">
            <text:p>1,3689</text:p>
          </table:table-cell>
          <table:table-cell table:number-columns-repeated="16353"/>
        </table:table-row>
        <table:table-row table:style-name="ro2">
          <table:table-cell office:value-type="float" office:value="5" calcext:value-type="float">
            <text:p>5,000000</text:p>
          </table:table-cell>
          <table:table-cell table:style-name="ce2" office:value-type="string" calcext:value-type="string">
            <text:p>149 ms</text:p>
          </table:table-cell>
          <table:table-cell office:value-type="float" office:value="0.149" calcext:value-type="float">
            <text:p>0,149</text:p>
          </table:table-cell>
          <table:table-cell/>
          <table:table-cell table:formula="of:=[.$C7]*[.E$2]" office:value-type="float" office:value="0.149" calcext:value-type="float">
            <text:p>0,149</text:p>
          </table:table-cell>
          <table:table-cell table:formula="of:=[.$C7]*[.F$2]" office:value-type="float" office:value="0.298" calcext:value-type="float">
            <text:p>0,298</text:p>
          </table:table-cell>
          <table:table-cell table:formula="of:=[.$C7]*[.G$2]" office:value-type="float" office:value="0.447" calcext:value-type="float">
            <text:p>0,447</text:p>
          </table:table-cell>
          <table:table-cell table:formula="of:=[.$C7]*[.H$2]" office:value-type="float" office:value="0.596" calcext:value-type="float">
            <text:p>0,596</text:p>
          </table:table-cell>
          <table:table-cell table:formula="of:=[.$C7]*[.I$2]" office:value-type="float" office:value="0.745" calcext:value-type="float">
            <text:p>0,745</text:p>
          </table:table-cell>
          <table:table-cell table:formula="of:=[.$C7]*[.J$2]" office:value-type="float" office:value="0.894" calcext:value-type="float">
            <text:p>0,894</text:p>
          </table:table-cell>
          <table:table-cell table:formula="of:=[.$C7]*[.K$2]" office:value-type="float" office:value="1.043" calcext:value-type="float">
            <text:p>1,043</text:p>
          </table:table-cell>
          <table:table-cell table:formula="of:=[.$C7]*[.L$2]" office:value-type="float" office:value="1.192" calcext:value-type="float">
            <text:p>1,192</text:p>
          </table:table-cell>
          <table:table-cell table:formula="of:=[.$C7]*[.M$2]" office:value-type="float" office:value="1.341" calcext:value-type="float">
            <text:p>1,341</text:p>
          </table:table-cell>
          <table:table-cell table:formula="of:=[.$C7]*[.N$2]" office:value-type="float" office:value="1.49" calcext:value-type="float">
            <text:p>1,49</text:p>
          </table:table-cell>
          <table:table-cell table:formula="of:=[.$C7]*[.O$2]" office:value-type="float" office:value="1.639" calcext:value-type="float">
            <text:p>1,639</text:p>
          </table:table-cell>
          <table:table-cell table:formula="of:=[.$C7]*[.P$2]" office:value-type="float" office:value="1.788" calcext:value-type="float">
            <text:p>1,788</text:p>
          </table:table-cell>
          <table:table-cell table:formula="of:=[.$C7]*[.Q$2]" office:value-type="float" office:value="1.937" calcext:value-type="float">
            <text:p>1,937</text:p>
          </table:table-cell>
          <table:table-cell table:formula="of:=[.$C7]*[.R$2]" office:value-type="float" office:value="2.086" calcext:value-type="float">
            <text:p>2,086</text:p>
          </table:table-cell>
          <table:table-cell table:formula="of:=[.$C7]*[.S$2]" office:value-type="float" office:value="2.235" calcext:value-type="float">
            <text:p>2,235</text:p>
          </table:table-cell>
          <table:table-cell table:formula="of:=[.$C7]*[.T$2]" office:value-type="float" office:value="2.384" calcext:value-type="float">
            <text:p>2,384</text:p>
          </table:table-cell>
          <table:table-cell table:formula="of:=[.$C7]*[.U$2]" office:value-type="float" office:value="2.533" calcext:value-type="float">
            <text:p>2,533</text:p>
          </table:table-cell>
          <table:table-cell table:formula="of:=[.$C7]*[.V$2]" office:value-type="float" office:value="2.682" calcext:value-type="float">
            <text:p>2,682</text:p>
          </table:table-cell>
          <table:table-cell table:formula="of:=[.$C7]*[.W$2]" office:value-type="float" office:value="2.831" calcext:value-type="float">
            <text:p>2,831</text:p>
          </table:table-cell>
          <table:table-cell table:formula="of:=[.$C7]*[.X$2]" office:value-type="float" office:value="2.98" calcext:value-type="float">
            <text:p>2,98</text:p>
          </table:table-cell>
          <table:table-cell table:formula="of:=[.$C7]*[.Y$2]" office:value-type="float" office:value="3.129" calcext:value-type="float">
            <text:p>3,129</text:p>
          </table:table-cell>
          <table:table-cell table:formula="of:=[.$C7]*[.Z$2]" office:value-type="float" office:value="3.278" calcext:value-type="float">
            <text:p>3,278</text:p>
          </table:table-cell>
          <table:table-cell table:formula="of:=[.$C7]*[.AA$2]" office:value-type="float" office:value="3.427" calcext:value-type="float">
            <text:p>3,427</text:p>
          </table:table-cell>
          <table:table-cell table:formula="of:=[.$C7]*[.AB$2]" office:value-type="float" office:value="3.576" calcext:value-type="float">
            <text:p>3,576</text:p>
          </table:table-cell>
          <table:table-cell table:formula="of:=[.$C7]*[.AC$2]" office:value-type="float" office:value="3.725" calcext:value-type="float">
            <text:p>3,725</text:p>
          </table:table-cell>
          <table:table-cell table:formula="of:=[.$C7]*[.AD$2]" office:value-type="float" office:value="3.874" calcext:value-type="float">
            <text:p>3,874</text:p>
          </table:table-cell>
          <table:table-cell table:formula="of:=[.$C7]*[.AE$2]" office:value-type="float" office:value="4.023" calcext:value-type="float">
            <text:p>4,023</text:p>
          </table:table-cell>
          <table:table-cell table:number-columns-repeated="16353"/>
        </table:table-row>
        <table:table-row table:style-name="ro2">
          <table:table-cell office:value-type="float" office:value="6" calcext:value-type="float">
            <text:p>6,000000</text:p>
          </table:table-cell>
          <table:table-cell table:style-name="ce2" office:value-type="string" calcext:value-type="string">
            <text:p>439 ms</text:p>
          </table:table-cell>
          <table:table-cell office:value-type="float" office:value="0.439" calcext:value-type="float">
            <text:p>0,439</text:p>
          </table:table-cell>
          <table:table-cell/>
          <table:table-cell table:formula="of:=[.$C8]*[.E$2]" office:value-type="float" office:value="0.439" calcext:value-type="float">
            <text:p>0,439</text:p>
          </table:table-cell>
          <table:table-cell table:formula="of:=[.$C8]*[.F$2]" office:value-type="float" office:value="0.878" calcext:value-type="float">
            <text:p>0,878</text:p>
          </table:table-cell>
          <table:table-cell table:formula="of:=[.$C8]*[.G$2]" office:value-type="float" office:value="1.317" calcext:value-type="float">
            <text:p>1,317</text:p>
          </table:table-cell>
          <table:table-cell table:formula="of:=[.$C8]*[.H$2]" office:value-type="float" office:value="1.756" calcext:value-type="float">
            <text:p>1,756</text:p>
          </table:table-cell>
          <table:table-cell table:formula="of:=[.$C8]*[.I$2]" office:value-type="float" office:value="2.195" calcext:value-type="float">
            <text:p>2,195</text:p>
          </table:table-cell>
          <table:table-cell table:formula="of:=[.$C8]*[.J$2]" office:value-type="float" office:value="2.634" calcext:value-type="float">
            <text:p>2,634</text:p>
          </table:table-cell>
          <table:table-cell table:formula="of:=[.$C8]*[.K$2]" office:value-type="float" office:value="3.073" calcext:value-type="float">
            <text:p>3,073</text:p>
          </table:table-cell>
          <table:table-cell table:formula="of:=[.$C8]*[.L$2]" office:value-type="float" office:value="3.512" calcext:value-type="float">
            <text:p>3,512</text:p>
          </table:table-cell>
          <table:table-cell table:formula="of:=[.$C8]*[.M$2]" office:value-type="float" office:value="3.951" calcext:value-type="float">
            <text:p>3,951</text:p>
          </table:table-cell>
          <table:table-cell table:formula="of:=[.$C8]*[.N$2]" office:value-type="float" office:value="4.39" calcext:value-type="float">
            <text:p>4,39</text:p>
          </table:table-cell>
          <table:table-cell table:formula="of:=[.$C8]*[.O$2]" office:value-type="float" office:value="4.829" calcext:value-type="float">
            <text:p>4,829</text:p>
          </table:table-cell>
          <table:table-cell table:formula="of:=[.$C8]*[.P$2]" office:value-type="float" office:value="5.268" calcext:value-type="float">
            <text:p>5,268</text:p>
          </table:table-cell>
          <table:table-cell table:formula="of:=[.$C8]*[.Q$2]" office:value-type="float" office:value="5.707" calcext:value-type="float">
            <text:p>5,707</text:p>
          </table:table-cell>
          <table:table-cell table:formula="of:=[.$C8]*[.R$2]" office:value-type="float" office:value="6.146" calcext:value-type="float">
            <text:p>6,146</text:p>
          </table:table-cell>
          <table:table-cell table:formula="of:=[.$C8]*[.S$2]" office:value-type="float" office:value="6.585" calcext:value-type="float">
            <text:p>6,585</text:p>
          </table:table-cell>
          <table:table-cell table:formula="of:=[.$C8]*[.T$2]" office:value-type="float" office:value="7.024" calcext:value-type="float">
            <text:p>7,024</text:p>
          </table:table-cell>
          <table:table-cell table:formula="of:=[.$C8]*[.U$2]" office:value-type="float" office:value="7.463" calcext:value-type="float">
            <text:p>7,463</text:p>
          </table:table-cell>
          <table:table-cell table:formula="of:=[.$C8]*[.V$2]" office:value-type="float" office:value="7.902" calcext:value-type="float">
            <text:p>7,902</text:p>
          </table:table-cell>
          <table:table-cell table:formula="of:=[.$C8]*[.W$2]" office:value-type="float" office:value="8.341" calcext:value-type="float">
            <text:p>8,341</text:p>
          </table:table-cell>
          <table:table-cell table:formula="of:=[.$C8]*[.X$2]" office:value-type="float" office:value="8.78" calcext:value-type="float">
            <text:p>8,78</text:p>
          </table:table-cell>
          <table:table-cell table:formula="of:=[.$C8]*[.Y$2]" office:value-type="float" office:value="9.219" calcext:value-type="float">
            <text:p>9,219</text:p>
          </table:table-cell>
          <table:table-cell table:formula="of:=[.$C8]*[.Z$2]" office:value-type="float" office:value="9.658" calcext:value-type="float">
            <text:p>9,658</text:p>
          </table:table-cell>
          <table:table-cell table:formula="of:=[.$C8]*[.AA$2]" office:value-type="float" office:value="10.097" calcext:value-type="float">
            <text:p>10,097</text:p>
          </table:table-cell>
          <table:table-cell table:formula="of:=[.$C8]*[.AB$2]" office:value-type="float" office:value="10.536" calcext:value-type="float">
            <text:p>10,536</text:p>
          </table:table-cell>
          <table:table-cell table:formula="of:=[.$C8]*[.AC$2]" office:value-type="float" office:value="10.975" calcext:value-type="float">
            <text:p>10,975</text:p>
          </table:table-cell>
          <table:table-cell table:formula="of:=[.$C8]*[.AD$2]" office:value-type="float" office:value="11.414" calcext:value-type="float">
            <text:p>11,414</text:p>
          </table:table-cell>
          <table:table-cell table:formula="of:=[.$C8]*[.AE$2]" office:value-type="float" office:value="11.853" calcext:value-type="float">
            <text:p>11,853</text:p>
          </table:table-cell>
          <table:table-cell table:number-columns-repeated="16353"/>
        </table:table-row>
        <table:table-row table:style-name="ro2">
          <table:table-cell office:value-type="float" office:value="7" calcext:value-type="float">
            <text:p>7,000000</text:p>
          </table:table-cell>
          <table:table-cell table:style-name="ce2" office:value-type="string" calcext:value-type="string">
            <text:p>1,29 s</text:p>
          </table:table-cell>
          <table:table-cell office:value-type="float" office:value="1.29" calcext:value-type="float">
            <text:p>1,29</text:p>
          </table:table-cell>
          <table:table-cell/>
          <table:table-cell table:formula="of:=[.$C9]*[.E$2]" office:value-type="float" office:value="1.29" calcext:value-type="float">
            <text:p>1,29</text:p>
          </table:table-cell>
          <table:table-cell table:formula="of:=[.$C9]*[.F$2]" office:value-type="float" office:value="2.58" calcext:value-type="float">
            <text:p>2,58</text:p>
          </table:table-cell>
          <table:table-cell table:formula="of:=[.$C9]*[.G$2]" office:value-type="float" office:value="3.87" calcext:value-type="float">
            <text:p>3,87</text:p>
          </table:table-cell>
          <table:table-cell table:formula="of:=[.$C9]*[.H$2]" office:value-type="float" office:value="5.16" calcext:value-type="float">
            <text:p>5,16</text:p>
          </table:table-cell>
          <table:table-cell table:formula="of:=[.$C9]*[.I$2]" office:value-type="float" office:value="6.45" calcext:value-type="float">
            <text:p>6,45</text:p>
          </table:table-cell>
          <table:table-cell table:formula="of:=[.$C9]*[.J$2]" office:value-type="float" office:value="7.74" calcext:value-type="float">
            <text:p>7,74</text:p>
          </table:table-cell>
          <table:table-cell table:formula="of:=[.$C9]*[.K$2]" office:value-type="float" office:value="9.03" calcext:value-type="float">
            <text:p>9,03</text:p>
          </table:table-cell>
          <table:table-cell table:formula="of:=[.$C9]*[.L$2]" office:value-type="float" office:value="10.32" calcext:value-type="float">
            <text:p>10,32</text:p>
          </table:table-cell>
          <table:table-cell table:formula="of:=[.$C9]*[.M$2]" office:value-type="float" office:value="11.61" calcext:value-type="float">
            <text:p>11,61</text:p>
          </table:table-cell>
          <table:table-cell table:formula="of:=[.$C9]*[.N$2]" office:value-type="float" office:value="12.9" calcext:value-type="float">
            <text:p>12,9</text:p>
          </table:table-cell>
          <table:table-cell table:formula="of:=[.$C9]*[.O$2]" office:value-type="float" office:value="14.19" calcext:value-type="float">
            <text:p>14,19</text:p>
          </table:table-cell>
          <table:table-cell table:formula="of:=[.$C9]*[.P$2]" office:value-type="float" office:value="15.48" calcext:value-type="float">
            <text:p>15,48</text:p>
          </table:table-cell>
          <table:table-cell table:formula="of:=[.$C9]*[.Q$2]" office:value-type="float" office:value="16.77" calcext:value-type="float">
            <text:p>16,77</text:p>
          </table:table-cell>
          <table:table-cell table:formula="of:=[.$C9]*[.R$2]" office:value-type="float" office:value="18.06" calcext:value-type="float">
            <text:p>18,06</text:p>
          </table:table-cell>
          <table:table-cell table:formula="of:=[.$C9]*[.S$2]" office:value-type="float" office:value="19.35" calcext:value-type="float">
            <text:p>19,35</text:p>
          </table:table-cell>
          <table:table-cell table:formula="of:=[.$C9]*[.T$2]" office:value-type="float" office:value="20.64" calcext:value-type="float">
            <text:p>20,64</text:p>
          </table:table-cell>
          <table:table-cell table:formula="of:=[.$C9]*[.U$2]" office:value-type="float" office:value="21.93" calcext:value-type="float">
            <text:p>21,93</text:p>
          </table:table-cell>
          <table:table-cell table:formula="of:=[.$C9]*[.V$2]" office:value-type="float" office:value="23.22" calcext:value-type="float">
            <text:p>23,22</text:p>
          </table:table-cell>
          <table:table-cell table:formula="of:=[.$C9]*[.W$2]" office:value-type="float" office:value="24.51" calcext:value-type="float">
            <text:p>24,51</text:p>
          </table:table-cell>
          <table:table-cell table:formula="of:=[.$C9]*[.X$2]" office:value-type="float" office:value="25.8" calcext:value-type="float">
            <text:p>25,8</text:p>
          </table:table-cell>
          <table:table-cell table:formula="of:=[.$C9]*[.Y$2]" office:value-type="float" office:value="27.09" calcext:value-type="float">
            <text:p>27,09</text:p>
          </table:table-cell>
          <table:table-cell table:formula="of:=[.$C9]*[.Z$2]" office:value-type="float" office:value="28.38" calcext:value-type="float">
            <text:p>28,38</text:p>
          </table:table-cell>
          <table:table-cell table:formula="of:=[.$C9]*[.AA$2]" office:value-type="float" office:value="29.67" calcext:value-type="float">
            <text:p>29,67</text:p>
          </table:table-cell>
          <table:table-cell table:formula="of:=[.$C9]*[.AB$2]" office:value-type="float" office:value="30.96" calcext:value-type="float">
            <text:p>30,96</text:p>
          </table:table-cell>
          <table:table-cell table:formula="of:=[.$C9]*[.AC$2]" office:value-type="float" office:value="32.25" calcext:value-type="float">
            <text:p>32,25</text:p>
          </table:table-cell>
          <table:table-cell table:formula="of:=[.$C9]*[.AD$2]" office:value-type="float" office:value="33.54" calcext:value-type="float">
            <text:p>33,54</text:p>
          </table:table-cell>
          <table:table-cell table:formula="of:=[.$C9]*[.AE$2]" office:value-type="float" office:value="34.83" calcext:value-type="float">
            <text:p>34,83</text:p>
          </table:table-cell>
          <table:table-cell table:number-columns-repeated="16353"/>
        </table:table-row>
        <table:table-row table:style-name="ro2">
          <table:table-cell office:value-type="float" office:value="8" calcext:value-type="float">
            <text:p>8,000000</text:p>
          </table:table-cell>
          <table:table-cell table:style-name="ce2" office:value-type="string" calcext:value-type="string">
            <text:p>3,81 s</text:p>
          </table:table-cell>
          <table:table-cell office:value-type="float" office:value="3.81" calcext:value-type="float">
            <text:p>3,81</text:p>
          </table:table-cell>
          <table:table-cell/>
          <table:table-cell table:formula="of:=[.$C10]*[.E$2]" office:value-type="float" office:value="3.81" calcext:value-type="float">
            <text:p>3,81</text:p>
          </table:table-cell>
          <table:table-cell table:formula="of:=[.$C10]*[.F$2]" office:value-type="float" office:value="7.62" calcext:value-type="float">
            <text:p>7,62</text:p>
          </table:table-cell>
          <table:table-cell table:formula="of:=[.$C10]*[.G$2]" office:value-type="float" office:value="11.43" calcext:value-type="float">
            <text:p>11,43</text:p>
          </table:table-cell>
          <table:table-cell table:formula="of:=[.$C10]*[.H$2]" office:value-type="float" office:value="15.24" calcext:value-type="float">
            <text:p>15,24</text:p>
          </table:table-cell>
          <table:table-cell table:formula="of:=[.$C10]*[.I$2]" office:value-type="float" office:value="19.05" calcext:value-type="float">
            <text:p>19,05</text:p>
          </table:table-cell>
          <table:table-cell table:formula="of:=[.$C10]*[.J$2]" office:value-type="float" office:value="22.86" calcext:value-type="float">
            <text:p>22,86</text:p>
          </table:table-cell>
          <table:table-cell table:formula="of:=[.$C10]*[.K$2]" office:value-type="float" office:value="26.67" calcext:value-type="float">
            <text:p>26,67</text:p>
          </table:table-cell>
          <table:table-cell table:formula="of:=[.$C10]*[.L$2]" office:value-type="float" office:value="30.48" calcext:value-type="float">
            <text:p>30,48</text:p>
          </table:table-cell>
          <table:table-cell table:formula="of:=[.$C10]*[.M$2]" office:value-type="float" office:value="34.29" calcext:value-type="float">
            <text:p>34,29</text:p>
          </table:table-cell>
          <table:table-cell table:formula="of:=[.$C10]*[.N$2]" office:value-type="float" office:value="38.1" calcext:value-type="float">
            <text:p>38,1</text:p>
          </table:table-cell>
          <table:table-cell table:formula="of:=[.$C10]*[.O$2]" office:value-type="float" office:value="41.91" calcext:value-type="float">
            <text:p>41,91</text:p>
          </table:table-cell>
          <table:table-cell table:formula="of:=[.$C10]*[.P$2]" office:value-type="float" office:value="45.72" calcext:value-type="float">
            <text:p>45,72</text:p>
          </table:table-cell>
          <table:table-cell table:formula="of:=[.$C10]*[.Q$2]" office:value-type="float" office:value="49.53" calcext:value-type="float">
            <text:p>49,53</text:p>
          </table:table-cell>
          <table:table-cell table:formula="of:=[.$C10]*[.R$2]" office:value-type="float" office:value="53.34" calcext:value-type="float">
            <text:p>53,34</text:p>
          </table:table-cell>
          <table:table-cell table:formula="of:=[.$C10]*[.S$2]" office:value-type="float" office:value="57.15" calcext:value-type="float">
            <text:p>57,15</text:p>
          </table:table-cell>
          <table:table-cell table:formula="of:=[.$C10]*[.T$2]" office:value-type="float" office:value="60.96" calcext:value-type="float">
            <text:p>60,96</text:p>
          </table:table-cell>
          <table:table-cell table:formula="of:=[.$C10]*[.U$2]" office:value-type="float" office:value="64.77" calcext:value-type="float">
            <text:p>64,77</text:p>
          </table:table-cell>
          <table:table-cell table:formula="of:=[.$C10]*[.V$2]" office:value-type="float" office:value="68.58" calcext:value-type="float">
            <text:p>68,58</text:p>
          </table:table-cell>
          <table:table-cell table:formula="of:=[.$C10]*[.W$2]" office:value-type="float" office:value="72.39" calcext:value-type="float">
            <text:p>72,39</text:p>
          </table:table-cell>
          <table:table-cell table:formula="of:=[.$C10]*[.X$2]" office:value-type="float" office:value="76.2" calcext:value-type="float">
            <text:p>76,2</text:p>
          </table:table-cell>
          <table:table-cell table:formula="of:=[.$C10]*[.Y$2]" office:value-type="float" office:value="80.01" calcext:value-type="float">
            <text:p>80,01</text:p>
          </table:table-cell>
          <table:table-cell table:formula="of:=[.$C10]*[.Z$2]" office:value-type="float" office:value="83.82" calcext:value-type="float">
            <text:p>83,82</text:p>
          </table:table-cell>
          <table:table-cell table:formula="of:=[.$C10]*[.AA$2]" office:value-type="float" office:value="87.63" calcext:value-type="float">
            <text:p>87,63</text:p>
          </table:table-cell>
          <table:table-cell table:formula="of:=[.$C10]*[.AB$2]" office:value-type="float" office:value="91.44" calcext:value-type="float">
            <text:p>91,44</text:p>
          </table:table-cell>
          <table:table-cell table:formula="of:=[.$C10]*[.AC$2]" office:value-type="float" office:value="95.25" calcext:value-type="float">
            <text:p>95,25</text:p>
          </table:table-cell>
          <table:table-cell table:formula="of:=[.$C10]*[.AD$2]" office:value-type="float" office:value="99.06" calcext:value-type="float">
            <text:p>99,06</text:p>
          </table:table-cell>
          <table:table-cell table:formula="of:=[.$C10]*[.AE$2]" office:value-type="float" office:value="102.87" calcext:value-type="float">
            <text:p>102,87</text:p>
          </table:table-cell>
          <table:table-cell table:number-columns-repeated="16353"/>
        </table:table-row>
        <table:table-row table:style-name="ro3">
          <table:table-cell office:value-type="float" office:value="9" calcext:value-type="float">
            <text:p>9,000000</text:p>
          </table:table-cell>
          <table:table-cell table:style-name="ce2" office:value-type="string" calcext:value-type="string">
            <text:p>11,2 s</text:p>
          </table:table-cell>
          <table:table-cell office:value-type="float" office:value="11.2" calcext:value-type="float">
            <text:p>11,2</text:p>
          </table:table-cell>
          <table:table-cell/>
          <table:table-cell table:formula="of:=[.$C11]*[.E$2]" office:value-type="float" office:value="11.2" calcext:value-type="float">
            <text:p>11,2</text:p>
          </table:table-cell>
          <table:table-cell table:formula="of:=[.$C11]*[.F$2]" office:value-type="float" office:value="22.4" calcext:value-type="float">
            <text:p>22,4</text:p>
          </table:table-cell>
          <table:table-cell table:formula="of:=[.$C11]*[.G$2]" office:value-type="float" office:value="33.6" calcext:value-type="float">
            <text:p>33,6</text:p>
          </table:table-cell>
          <table:table-cell table:formula="of:=[.$C11]*[.H$2]" office:value-type="float" office:value="44.8" calcext:value-type="float">
            <text:p>44,8</text:p>
          </table:table-cell>
          <table:table-cell table:formula="of:=[.$C11]*[.I$2]" office:value-type="float" office:value="56" calcext:value-type="float">
            <text:p>56</text:p>
          </table:table-cell>
          <table:table-cell table:formula="of:=[.$C11]*[.J$2]" office:value-type="float" office:value="67.2" calcext:value-type="float">
            <text:p>67,2</text:p>
          </table:table-cell>
          <table:table-cell table:formula="of:=[.$C11]*[.K$2]" office:value-type="float" office:value="78.4" calcext:value-type="float">
            <text:p>78,4</text:p>
          </table:table-cell>
          <table:table-cell table:formula="of:=[.$C11]*[.L$2]" office:value-type="float" office:value="89.6" calcext:value-type="float">
            <text:p>89,6</text:p>
          </table:table-cell>
          <table:table-cell table:formula="of:=[.$C11]*[.M$2]" office:value-type="float" office:value="100.8" calcext:value-type="float">
            <text:p>100,8</text:p>
          </table:table-cell>
          <table:table-cell table:formula="of:=[.$C11]*[.N$2]" office:value-type="float" office:value="112" calcext:value-type="float">
            <text:p>112</text:p>
          </table:table-cell>
          <table:table-cell table:formula="of:=[.$C11]*[.O$2]" office:value-type="float" office:value="123.2" calcext:value-type="float">
            <text:p>123,2</text:p>
          </table:table-cell>
          <table:table-cell table:formula="of:=[.$C11]*[.P$2]" office:value-type="float" office:value="134.4" calcext:value-type="float">
            <text:p>134,4</text:p>
          </table:table-cell>
          <table:table-cell table:formula="of:=[.$C11]*[.Q$2]" office:value-type="float" office:value="145.6" calcext:value-type="float">
            <text:p>145,6</text:p>
          </table:table-cell>
          <table:table-cell table:formula="of:=[.$C11]*[.R$2]" office:value-type="float" office:value="156.8" calcext:value-type="float">
            <text:p>156,8</text:p>
          </table:table-cell>
          <table:table-cell table:formula="of:=[.$C11]*[.S$2]" office:value-type="float" office:value="168" calcext:value-type="float">
            <text:p>168</text:p>
          </table:table-cell>
          <table:table-cell table:formula="of:=[.$C11]*[.T$2]" office:value-type="float" office:value="179.2" calcext:value-type="float">
            <text:p>179,2</text:p>
          </table:table-cell>
          <table:table-cell table:formula="of:=[.$C11]*[.U$2]" office:value-type="float" office:value="190.4" calcext:value-type="float">
            <text:p>190,4</text:p>
          </table:table-cell>
          <table:table-cell table:formula="of:=[.$C11]*[.V$2]" office:value-type="float" office:value="201.6" calcext:value-type="float">
            <text:p>201,6</text:p>
          </table:table-cell>
          <table:table-cell table:formula="of:=[.$C11]*[.W$2]" office:value-type="float" office:value="212.8" calcext:value-type="float">
            <text:p>212,8</text:p>
          </table:table-cell>
          <table:table-cell table:formula="of:=[.$C11]*[.X$2]" office:value-type="float" office:value="224" calcext:value-type="float">
            <text:p>224</text:p>
          </table:table-cell>
          <table:table-cell table:formula="of:=[.$C11]*[.Y$2]" office:value-type="float" office:value="235.2" calcext:value-type="float">
            <text:p>235,2</text:p>
          </table:table-cell>
          <table:table-cell table:formula="of:=[.$C11]*[.Z$2]" office:value-type="float" office:value="246.4" calcext:value-type="float">
            <text:p>246,4</text:p>
          </table:table-cell>
          <table:table-cell table:formula="of:=[.$C11]*[.AA$2]" office:value-type="float" office:value="257.6" calcext:value-type="float">
            <text:p>257,6</text:p>
          </table:table-cell>
          <table:table-cell table:formula="of:=[.$C11]*[.AB$2]" office:value-type="float" office:value="268.8" calcext:value-type="float">
            <text:p>268,8</text:p>
          </table:table-cell>
          <table:table-cell table:formula="of:=[.$C11]*[.AC$2]" office:value-type="float" office:value="280" calcext:value-type="float">
            <text:p>280</text:p>
          </table:table-cell>
          <table:table-cell table:formula="of:=[.$C11]*[.AD$2]" office:value-type="float" office:value="291.2" calcext:value-type="float">
            <text:p>291,2</text:p>
          </table:table-cell>
          <table:table-cell table:formula="of:=[.$C11]*[.AE$2]" office:value-type="float" office:value="302.4" calcext:value-type="float">
            <text:p>302,4</text:p>
          </table:table-cell>
          <table:table-cell table:number-columns-repeated="16353"/>
        </table:table-row>
        <table:table-row table:style-name="ro3">
          <table:table-cell office:value-type="float" office:value="10" calcext:value-type="float">
            <text:p>10,000000</text:p>
          </table:table-cell>
          <table:table-cell table:style-name="ce2" office:value-type="string" calcext:value-type="string">
            <text:p>32,8 s</text:p>
          </table:table-cell>
          <table:table-cell office:value-type="float" office:value="32.8" calcext:value-type="float">
            <text:p>32,8</text:p>
          </table:table-cell>
          <table:table-cell/>
          <table:table-cell table:formula="of:=[.$C12]*[.E$2]" office:value-type="float" office:value="32.8" calcext:value-type="float">
            <text:p>32,8</text:p>
          </table:table-cell>
          <table:table-cell table:formula="of:=[.$C12]*[.F$2]" office:value-type="float" office:value="65.6" calcext:value-type="float">
            <text:p>65,6</text:p>
          </table:table-cell>
          <table:table-cell table:formula="of:=[.$C12]*[.G$2]" office:value-type="float" office:value="98.4" calcext:value-type="float">
            <text:p>98,4</text:p>
          </table:table-cell>
          <table:table-cell table:formula="of:=[.$C12]*[.H$2]" office:value-type="float" office:value="131.2" calcext:value-type="float">
            <text:p>131,2</text:p>
          </table:table-cell>
          <table:table-cell table:formula="of:=[.$C12]*[.I$2]" office:value-type="float" office:value="164" calcext:value-type="float">
            <text:p>164</text:p>
          </table:table-cell>
          <table:table-cell table:formula="of:=[.$C12]*[.J$2]" office:value-type="float" office:value="196.8" calcext:value-type="float">
            <text:p>196,8</text:p>
          </table:table-cell>
          <table:table-cell table:formula="of:=[.$C12]*[.K$2]" office:value-type="float" office:value="229.6" calcext:value-type="float">
            <text:p>229,6</text:p>
          </table:table-cell>
          <table:table-cell table:formula="of:=[.$C12]*[.L$2]" office:value-type="float" office:value="262.4" calcext:value-type="float">
            <text:p>262,4</text:p>
          </table:table-cell>
          <table:table-cell table:formula="of:=[.$C12]*[.M$2]" office:value-type="float" office:value="295.2" calcext:value-type="float">
            <text:p>295,2</text:p>
          </table:table-cell>
          <table:table-cell table:formula="of:=[.$C12]*[.N$2]" office:value-type="float" office:value="328" calcext:value-type="float">
            <text:p>328</text:p>
          </table:table-cell>
          <table:table-cell table:formula="of:=[.$C12]*[.O$2]" office:value-type="float" office:value="360.8" calcext:value-type="float">
            <text:p>360,8</text:p>
          </table:table-cell>
          <table:table-cell table:formula="of:=[.$C12]*[.P$2]" office:value-type="float" office:value="393.6" calcext:value-type="float">
            <text:p>393,6</text:p>
          </table:table-cell>
          <table:table-cell table:formula="of:=[.$C12]*[.Q$2]" office:value-type="float" office:value="426.4" calcext:value-type="float">
            <text:p>426,4</text:p>
          </table:table-cell>
          <table:table-cell table:formula="of:=[.$C12]*[.R$2]" office:value-type="float" office:value="459.2" calcext:value-type="float">
            <text:p>459,2</text:p>
          </table:table-cell>
          <table:table-cell table:formula="of:=[.$C12]*[.S$2]" office:value-type="float" office:value="492" calcext:value-type="float">
            <text:p>492</text:p>
          </table:table-cell>
          <table:table-cell table:formula="of:=[.$C12]*[.T$2]" office:value-type="float" office:value="524.8" calcext:value-type="float">
            <text:p>524,8</text:p>
          </table:table-cell>
          <table:table-cell table:formula="of:=[.$C12]*[.U$2]" office:value-type="float" office:value="557.6" calcext:value-type="float">
            <text:p>557,6</text:p>
          </table:table-cell>
          <table:table-cell table:formula="of:=[.$C12]*[.V$2]" office:value-type="float" office:value="590.4" calcext:value-type="float">
            <text:p>590,4</text:p>
          </table:table-cell>
          <table:table-cell table:formula="of:=[.$C12]*[.W$2]" office:value-type="float" office:value="623.2" calcext:value-type="float">
            <text:p>623,2</text:p>
          </table:table-cell>
          <table:table-cell table:formula="of:=[.$C12]*[.X$2]" office:value-type="float" office:value="656" calcext:value-type="float">
            <text:p>656</text:p>
          </table:table-cell>
          <table:table-cell table:formula="of:=[.$C12]*[.Y$2]" office:value-type="float" office:value="688.8" calcext:value-type="float">
            <text:p>688,8</text:p>
          </table:table-cell>
          <table:table-cell table:formula="of:=[.$C12]*[.Z$2]" office:value-type="float" office:value="721.6" calcext:value-type="float">
            <text:p>721,6</text:p>
          </table:table-cell>
          <table:table-cell table:formula="of:=[.$C12]*[.AA$2]" office:value-type="float" office:value="754.4" calcext:value-type="float">
            <text:p>754,4</text:p>
          </table:table-cell>
          <table:table-cell table:formula="of:=[.$C12]*[.AB$2]" office:value-type="float" office:value="787.2" calcext:value-type="float">
            <text:p>787,2</text:p>
          </table:table-cell>
          <table:table-cell table:formula="of:=[.$C12]*[.AC$2]" office:value-type="float" office:value="820" calcext:value-type="float">
            <text:p>820</text:p>
          </table:table-cell>
          <table:table-cell table:formula="of:=[.$C12]*[.AD$2]" office:value-type="float" office:value="852.8" calcext:value-type="float">
            <text:p>852,8</text:p>
          </table:table-cell>
          <table:table-cell table:formula="of:=[.$C12]*[.AE$2]" office:value-type="float" office:value="885.6" calcext:value-type="float">
            <text:p>885,6</text:p>
          </table:table-cell>
          <table:table-cell table:number-columns-repeated="1635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float" office:value="2.57" calcext:value-type="float">
            <text:p>2,570000</text:p>
          </table:table-cell>
          <table:table-cell office:value-type="string" calcext:value-type="string">
            <text:p>ratio</text:p>
          </table:table-cell>
          <table:table-cell table:number-columns-repeated="16382"/>
        </table:table-row>
        <table:table-row table:style-name="ro2">
          <table:table-cell office:value-type="float" office:value="1" calcext:value-type="float">
            <text:p>1,000000</text:p>
          </table:table-cell>
          <table:table-cell table:number-columns-repeated="16383"/>
        </table:table-row>
        <table:table-row table:style-name="ro2">
          <table:table-cell office:value-type="float" office:value="2" calcext:value-type="float">
            <text:p>2,000000</text:p>
          </table:table-cell>
          <table:table-cell table:style-name="ce3" office:value-type="float" office:value="0.001" calcext:value-type="float">
            <text:p>0,0010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,000000</text:p>
          </table:table-cell>
          <table:table-cell table:style-name="ce3" table:formula="of:=[.B17]*[.$A$15]" office:value-type="float" office:value="0.00257" calcext:value-type="float">
            <text:p>0,00257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,000000</text:p>
          </table:table-cell>
          <table:table-cell table:style-name="ce3" table:formula="of:=[.B18]*[.$A$15]" office:value-type="float" office:value="0.0066049" calcext:value-type="float">
            <text:p>0,006605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,000000</text:p>
          </table:table-cell>
          <table:table-cell table:style-name="ce3" table:formula="of:=[.B19]*[.$A$15]" office:value-type="float" office:value="0.016974593" calcext:value-type="float">
            <text:p>0,016975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,000000</text:p>
          </table:table-cell>
          <table:table-cell table:style-name="ce3" table:formula="of:=[.B20]*[.$A$15]" office:value-type="float" office:value="0.04362470401" calcext:value-type="float">
            <text:p>0,043625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,000000</text:p>
          </table:table-cell>
          <table:table-cell table:style-name="ce3" table:formula="of:=[.B21]*[.$A$15]" office:value-type="float" office:value="0.1121154893057" calcext:value-type="float">
            <text:p>0,112115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,000000</text:p>
          </table:table-cell>
          <table:table-cell table:style-name="ce3" table:formula="of:=[.B22]*[.$A$15]" office:value-type="float" office:value="0.288136807515649" calcext:value-type="float">
            <text:p>0,288137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,000000</text:p>
          </table:table-cell>
          <table:table-cell table:style-name="ce3" table:formula="of:=[.B23]*[.$A$15]" office:value-type="float" office:value="0.740511595315218" calcext:value-type="float">
            <text:p>0,740512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,000000</text:p>
          </table:table-cell>
          <table:table-cell table:style-name="ce3" table:formula="of:=[.B24]*[.$A$15]" office:value-type="float" office:value="1.90311479996011" calcext:value-type="float">
            <text:p>1,903115</text:p>
          </table:table-cell>
          <table:table-cell table:number-columns-repeated="16382"/>
        </table:table-row>
        <table:table-row table:style-name="ro2">
          <table:table-cell office:value-type="float" office:value="11" calcext:value-type="float">
            <text:p>11,000000</text:p>
          </table:table-cell>
          <table:table-cell table:style-name="ce3" table:formula="of:=[.B25]*[.$A$15]" office:value-type="float" office:value="4.89100503589748" calcext:value-type="float">
            <text:p>4,891005</text:p>
          </table:table-cell>
          <table:table-cell table:number-columns-repeated="16382"/>
        </table:table-row>
        <table:table-row table:style-name="ro2">
          <table:table-cell office:value-type="float" office:value="12" calcext:value-type="float">
            <text:p>12,000000</text:p>
          </table:table-cell>
          <table:table-cell table:style-name="ce3" table:formula="of:=[.B26]*[.$A$15]" office:value-type="float" office:value="12.5698829422565" calcext:value-type="float">
            <text:p>12,569883</text:p>
          </table:table-cell>
          <table:table-cell table:number-columns-repeated="16382"/>
        </table:table-row>
        <table:table-row table:style-name="ro2">
          <table:table-cell office:value-type="float" office:value="13" calcext:value-type="float">
            <text:p>13,000000</text:p>
          </table:table-cell>
          <table:table-cell table:style-name="ce3" table:formula="of:=[.B27]*[.$A$15]" office:value-type="float" office:value="32.3045991615993" calcext:value-type="float">
            <text:p>32,304599</text:p>
          </table:table-cell>
          <table:table-cell table:number-columns-repeated="16382"/>
        </table:table-row>
        <table:table-row table:style-name="ro2" table:number-rows-repeated="2">
          <table:table-cell/>
          <table:table-cell table:style-name="ce3"/>
          <table:table-cell table:number-columns-repeated="16382"/>
        </table:table-row>
        <table:table-row table:style-name="ro2">
          <table:table-cell table:style-name="ce4"/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delta %</text:p>
          </table:table-cell>
          <table:table-cell table:style-name="ce10" office:value-type="string" calcext:value-type="string">
            <text:p>ratio</text:p>
          </table:table-cell>
          <table:table-cell table:style-name="ce10" table:number-columns-repeated="16378"/>
        </table:table-row>
        <table:table-row table:style-name="ro2">
          <table:table-cell office:value-type="float" office:value="1" calcext:value-type="float">
            <text:p>1,00000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6379"/>
        </table:table-row>
        <table:table-row table:style-name="ro2">
          <table:table-cell office:value-type="float" office:value="2" calcext:value-type="float">
            <text:p>2,000000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2*[.B32]" office:value-type="float" office:value="4" calcext:value-type="float">
            <text:p>4</text:p>
          </table:table-cell>
          <table:table-cell table:style-name="ce8" table:formula="of:=[.B33]-[.C33]" office:value-type="float" office:value="1" calcext:value-type="float">
            <text:p>1</text:p>
          </table:table-cell>
          <table:table-cell table:style-name="ce8" table:formula="of:=100*[.D33]/[.B33]" office:value-type="float" office:value="20" calcext:value-type="float">
            <text:p>20</text:p>
          </table:table-cell>
          <table:table-cell table:style-name="ce11" table:formula="of:=[.B33]/[.B32]" office:value-type="float" office:value="2.5" calcext:value-type="float">
            <text:p>2,500000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,000000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2*[.B33]" office:value-type="float" office:value="10" calcext:value-type="float">
            <text:p>10</text:p>
          </table:table-cell>
          <table:table-cell table:style-name="ce8" table:formula="of:=[.B34]-[.C34]" office:value-type="float" office:value="3" calcext:value-type="float">
            <text:p>3</text:p>
          </table:table-cell>
          <table:table-cell table:style-name="ce8" table:formula="of:=100*[.D34]/[.B34]" office:value-type="float" office:value="23.0769230769231" calcext:value-type="float">
            <text:p>23</text:p>
          </table:table-cell>
          <table:table-cell table:style-name="ce11" table:formula="of:=[.B34]/[.B33]" office:value-type="float" office:value="2.6" calcext:value-type="float">
            <text:p>2,600000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,000000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2*[.B34]" office:value-type="float" office:value="26" calcext:value-type="float">
            <text:p>26</text:p>
          </table:table-cell>
          <table:table-cell table:style-name="ce8" table:formula="of:=[.B35]-[.C35]" office:value-type="float" office:value="3" calcext:value-type="float">
            <text:p>3</text:p>
          </table:table-cell>
          <table:table-cell table:style-name="ce8" table:formula="of:=100*[.D35]/[.B35]" office:value-type="float" office:value="10.3448275862069" calcext:value-type="float">
            <text:p>10</text:p>
          </table:table-cell>
          <table:table-cell table:style-name="ce11" table:formula="of:=[.B35]/[.B34]" office:value-type="float" office:value="2.23076923076923" calcext:value-type="float">
            <text:p>2,230769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,000000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2*[.B35]" office:value-type="float" office:value="58" calcext:value-type="float">
            <text:p>58</text:p>
          </table:table-cell>
          <table:table-cell table:style-name="ce8" table:formula="of:=[.B36]-[.C36]" office:value-type="float" office:value="13" calcext:value-type="float">
            <text:p>13</text:p>
          </table:table-cell>
          <table:table-cell table:style-name="ce8" table:formula="of:=100*[.D36]/[.B36]" office:value-type="float" office:value="18.3098591549296" calcext:value-type="float">
            <text:p>18</text:p>
          </table:table-cell>
          <table:table-cell table:style-name="ce11" table:formula="of:=[.B36]/[.B35]" office:value-type="float" office:value="2.44827586206897" calcext:value-type="float">
            <text:p>2,44827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,000000</text:p>
          </table:table-cell>
          <table:table-cell table:style-name="ce8" office:value-type="float" office:value="181" calcext:value-type="float">
            <text:p>181</text:p>
          </table:table-cell>
          <table:table-cell table:style-name="ce8" table:formula="of:=2*[.B36]" office:value-type="float" office:value="142" calcext:value-type="float">
            <text:p>142</text:p>
          </table:table-cell>
          <table:table-cell table:style-name="ce8" table:formula="of:=[.B37]-[.C37]" office:value-type="float" office:value="39" calcext:value-type="float">
            <text:p>39</text:p>
          </table:table-cell>
          <table:table-cell table:style-name="ce8" table:formula="of:=100*[.D37]/[.B37]" office:value-type="float" office:value="21.5469613259669" calcext:value-type="float">
            <text:p>22</text:p>
          </table:table-cell>
          <table:table-cell table:style-name="ce11" table:formula="of:=[.B37]/[.B36]" office:value-type="float" office:value="2.54929577464789" calcext:value-type="float">
            <text:p>2,54929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,000000</text:p>
          </table:table-cell>
          <table:table-cell table:style-name="ce8" office:value-type="float" office:value="457" calcext:value-type="float">
            <text:p>457</text:p>
          </table:table-cell>
          <table:table-cell table:style-name="ce8" table:formula="of:=2*[.B37]" office:value-type="float" office:value="362" calcext:value-type="float">
            <text:p>362</text:p>
          </table:table-cell>
          <table:table-cell table:style-name="ce8" table:formula="of:=[.B38]-[.C38]" office:value-type="float" office:value="95" calcext:value-type="float">
            <text:p>95</text:p>
          </table:table-cell>
          <table:table-cell table:style-name="ce8" table:formula="of:=100*[.D38]/[.B38]" office:value-type="float" office:value="20.7877461706783" calcext:value-type="float">
            <text:p>21</text:p>
          </table:table-cell>
          <table:table-cell table:style-name="ce11" table:formula="of:=[.B38]/[.B37]" office:value-type="float" office:value="2.52486187845304" calcext:value-type="float">
            <text:p>2,524862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,000000</text:p>
          </table:table-cell>
          <table:table-cell table:style-name="ce8" office:value-type="float" office:value="1109" calcext:value-type="float">
            <text:p>1109</text:p>
          </table:table-cell>
          <table:table-cell table:style-name="ce8" table:formula="of:=2*[.B38]" office:value-type="float" office:value="914" calcext:value-type="float">
            <text:p>914</text:p>
          </table:table-cell>
          <table:table-cell table:style-name="ce8" table:formula="of:=[.B39]-[.C39]" office:value-type="float" office:value="195" calcext:value-type="float">
            <text:p>195</text:p>
          </table:table-cell>
          <table:table-cell table:style-name="ce8" table:formula="of:=100*[.D39]/[.B39]" office:value-type="float" office:value="17.5834084761046" calcext:value-type="float">
            <text:p>18</text:p>
          </table:table-cell>
          <table:table-cell table:style-name="ce11" table:formula="of:=[.B39]/[.B38]" office:value-type="float" office:value="2.42669584245077" calcext:value-type="float">
            <text:p>2,42669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,000000</text:p>
          </table:table-cell>
          <table:table-cell table:style-name="ce8" office:value-type="float" office:value="59993" calcext:value-type="float">
            <text:p>59993</text:p>
          </table:table-cell>
          <table:table-cell table:style-name="ce8" table:formula="of:=60*[.B39]" office:value-type="float" office:value="66540" calcext:value-type="float">
            <text:p>66540</text:p>
          </table:table-cell>
          <table:table-cell table:style-name="ce8" table:formula="of:=[.B40]-[.C40]" office:value-type="float" office:value="-6547" calcext:value-type="float">
            <text:p>-6547</text:p>
          </table:table-cell>
          <table:table-cell table:style-name="ce8" table:formula="of:=100*[.D40]/[.B40]" office:value-type="float" office:value="-10.9129398429817" calcext:value-type="float">
            <text:p>-11</text:p>
          </table:table-cell>
          <table:table-cell table:style-name="ce11" table:formula="of:=[.B40]/[.B39]" office:value-type="float" office:value="54.0964833183048" calcext:value-type="float">
            <text:p>54,096483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,000000</text:p>
          </table:table-cell>
          <table:table-cell table:style-name="ce9" office:value-type="float" office:value="3599933" calcext:value-type="float">
            <text:p>3599933</text:p>
          </table:table-cell>
          <table:table-cell table:style-name="ce8" table:formula="of:=60*[.B40]" office:value-type="float" office:value="3599580" calcext:value-type="float">
            <text:p>3599580</text:p>
          </table:table-cell>
          <table:table-cell table:style-name="ce8" table:formula="of:=[.B41]-[.C41]" office:value-type="float" office:value="353" calcext:value-type="float">
            <text:p>353</text:p>
          </table:table-cell>
          <table:table-cell table:style-name="ce8" table:formula="of:=100*[.D41]/[.B41]" office:value-type="float" office:value="0.00980573805123595" calcext:value-type="float">
            <text:p>0</text:p>
          </table:table-cell>
          <table:table-cell table:style-name="ce11" table:formula="of:=[.B41]/[.B40]" office:value-type="float" office:value="60.0058840198023" calcext:value-type="float">
            <text:p>60,005884</text:p>
          </table:table-cell>
          <table:table-cell table:number-columns-repeated="16378"/>
        </table:table-row>
        <table:table-row table:style-name="ro2" table:number-rows-repeated="2">
          <table:table-cell/>
          <table:table-cell table:style-name="ce8" table:number-columns-repeated="4"/>
          <table:table-cell table:style-name="ce11"/>
          <table:table-cell table:number-columns-repeated="16378"/>
        </table:table-row>
        <table:table-row table:style-name="ro2">
          <table:table-cell table:style-name="ce4"/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delta %</text:p>
          </table:table-cell>
          <table:table-cell table:style-name="ce10" office:value-type="string" calcext:value-type="string">
            <text:p>ratio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,00000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6379"/>
        </table:table-row>
        <table:table-row table:style-name="ro2">
          <table:table-cell office:value-type="float" office:value="2" calcext:value-type="float">
            <text:p>2,000000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2*[.B45]" office:value-type="float" office:value="4" calcext:value-type="float">
            <text:p>4</text:p>
          </table:table-cell>
          <table:table-cell table:style-name="ce8" table:formula="of:=[.B46]-[.C46]" office:value-type="float" office:value="1" calcext:value-type="float">
            <text:p>1</text:p>
          </table:table-cell>
          <table:table-cell table:style-name="ce8" table:formula="of:=100*[.D46]/[.B46]" office:value-type="float" office:value="20" calcext:value-type="float">
            <text:p>20</text:p>
          </table:table-cell>
          <table:table-cell table:style-name="ce11" table:formula="of:=[.B46]/[.B45]" office:value-type="float" office:value="2.5" calcext:value-type="float">
            <text:p>2,500000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,000000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2*[.B46]" office:value-type="float" office:value="10" calcext:value-type="float">
            <text:p>10</text:p>
          </table:table-cell>
          <table:table-cell table:style-name="ce8" table:formula="of:=[.B47]-[.C47]" office:value-type="float" office:value="1" calcext:value-type="float">
            <text:p>1</text:p>
          </table:table-cell>
          <table:table-cell table:style-name="ce8" table:formula="of:=100*[.D47]/[.B47]" office:value-type="float" office:value="9.09090909090909" calcext:value-type="float">
            <text:p>9</text:p>
          </table:table-cell>
          <table:table-cell table:style-name="ce11" table:formula="of:=[.B47]/[.B46]" office:value-type="float" office:value="2.2" calcext:value-type="float">
            <text:p>2,200000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,000000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2*[.B47]" office:value-type="float" office:value="22" calcext:value-type="float">
            <text:p>22</text:p>
          </table:table-cell>
          <table:table-cell table:style-name="ce8" table:formula="of:=[.B48]-[.C48]" office:value-type="float" office:value="-3" calcext:value-type="float">
            <text:p>-3</text:p>
          </table:table-cell>
          <table:table-cell table:style-name="ce8" table:formula="of:=100*[.D48]/[.B48]" office:value-type="float" office:value="-15.7894736842105" calcext:value-type="float">
            <text:p>-16</text:p>
          </table:table-cell>
          <table:table-cell table:style-name="ce11" table:formula="of:=[.B48]/[.B47]" office:value-type="float" office:value="1.72727272727273" calcext:value-type="float">
            <text:p>1,727273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Q48]*[.R48]" office:value-type="float" office:value="3540" calcext:value-type="float">
            <text:p>3540</text:p>
          </table:table-cell>
          <table:table-cell table:number-columns-repeated="16365"/>
        </table:table-row>
        <table:table-row table:style-name="ro2">
          <table:table-cell office:value-type="float" office:value="5" calcext:value-type="float">
            <text:p>5,000000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2*[.B48]" office:value-type="float" office:value="38" calcext:value-type="float">
            <text:p>38</text:p>
          </table:table-cell>
          <table:table-cell table:style-name="ce8" table:formula="of:=[.B49]-[.C49]" office:value-type="float" office:value="15" calcext:value-type="float">
            <text:p>15</text:p>
          </table:table-cell>
          <table:table-cell table:style-name="ce8" table:formula="of:=100*[.D49]/[.B49]" office:value-type="float" office:value="28.3018867924528" calcext:value-type="float">
            <text:p>28</text:p>
          </table:table-cell>
          <table:table-cell table:style-name="ce11" table:formula="of:=[.B49]/[.B48]" office:value-type="float" office:value="2.78947368421053" calcext:value-type="float">
            <text:p>2,789474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,0000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table:formula="of:=2*[.B49]" office:value-type="float" office:value="106" calcext:value-type="float">
            <text:p>106</text:p>
          </table:table-cell>
          <table:table-cell table:style-name="ce8" table:formula="of:=[.B50]-[.C50]" office:value-type="float" office:value="-5" calcext:value-type="float">
            <text:p>-5</text:p>
          </table:table-cell>
          <table:table-cell table:style-name="ce8" table:formula="of:=100*[.D50]/[.B50]" office:value-type="float" office:value="-4.95049504950495" calcext:value-type="float">
            <text:p>-5</text:p>
          </table:table-cell>
          <table:table-cell table:style-name="ce11" table:formula="of:=[.B50]/[.B49]" office:value-type="float" office:value="1.90566037735849" calcext:value-type="float">
            <text:p>1,905660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,000000</text:p>
          </table:table-cell>
          <table:table-cell table:style-name="ce8" office:value-type="float" office:value="199" calcext:value-type="float">
            <text:p>199</text:p>
          </table:table-cell>
          <table:table-cell table:style-name="ce8" table:formula="of:=2*[.B50]" office:value-type="float" office:value="202" calcext:value-type="float">
            <text:p>202</text:p>
          </table:table-cell>
          <table:table-cell table:style-name="ce8" table:formula="of:=[.B51]-[.C51]" office:value-type="float" office:value="-3" calcext:value-type="float">
            <text:p>-3</text:p>
          </table:table-cell>
          <table:table-cell table:style-name="ce8" table:formula="of:=100*[.D51]/[.B51]" office:value-type="float" office:value="-1.50753768844221" calcext:value-type="float">
            <text:p>-2</text:p>
          </table:table-cell>
          <table:table-cell table:style-name="ce11" table:formula="of:=[.B51]/[.B50]" office:value-type="float" office:value="1.97029702970297" calcext:value-type="float">
            <text:p>1,97029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,000000</text:p>
          </table:table-cell>
          <table:table-cell table:style-name="ce8" office:value-type="float" office:value="599" calcext:value-type="float">
            <text:p>599</text:p>
          </table:table-cell>
          <table:table-cell table:style-name="ce8" table:formula="of:=2*[.B51]" office:value-type="float" office:value="398" calcext:value-type="float">
            <text:p>398</text:p>
          </table:table-cell>
          <table:table-cell table:style-name="ce8" table:formula="of:=[.B52]-[.C52]" office:value-type="float" office:value="201" calcext:value-type="float">
            <text:p>201</text:p>
          </table:table-cell>
          <table:table-cell table:style-name="ce8" table:formula="of:=100*[.D52]/[.B52]" office:value-type="float" office:value="33.5559265442404" calcext:value-type="float">
            <text:p>34</text:p>
          </table:table-cell>
          <table:table-cell table:style-name="ce11" table:formula="of:=[.B52]/[.B51]" office:value-type="float" office:value="3.01005025125628" calcext:value-type="float">
            <text:p>3,010050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,000000</text:p>
          </table:table-cell>
          <table:table-cell office:value-type="float" office:value="997" calcext:value-type="float">
            <text:p>997</text:p>
          </table:table-cell>
          <table:table-cell table:style-name="ce8" table:formula="of:=60*[.B52]" office:value-type="float" office:value="35940" calcext:value-type="float">
            <text:p>35940</text:p>
          </table:table-cell>
          <table:table-cell table:style-name="ce8" table:formula="of:=[.B54]-[.C53]" office:value-type="float" office:value="24053" calcext:value-type="float">
            <text:p>24053</text:p>
          </table:table-cell>
          <table:table-cell table:style-name="ce8" table:formula="of:=100*[.D53]/[.B54]" office:value-type="float" office:value="40.093010851266" calcext:value-type="float">
            <text:p>40</text:p>
          </table:table-cell>
          <table:table-cell table:style-name="ce11" table:formula="of:=[.B54]/[.B52]" office:value-type="float" office:value="100.155258764608" calcext:value-type="float">
            <text:p>100,155259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,000000</text:p>
          </table:table-cell>
          <table:table-cell table:style-name="ce8" office:value-type="float" office:value="59993" calcext:value-type="float">
            <text:p>59993</text:p>
          </table:table-cell>
          <table:table-cell table:style-name="ce8" table:formula="of:=60*[.B54]" office:value-type="float" office:value="3599580" calcext:value-type="float">
            <text:p>3599580</text:p>
          </table:table-cell>
          <table:table-cell table:style-name="ce8" table:formula="of:=[.B55]-[.C54]" office:value-type="float" office:value="353" calcext:value-type="float">
            <text:p>353</text:p>
          </table:table-cell>
          <table:table-cell table:style-name="ce8" table:formula="of:=100*[.D54]/[.B55]" office:value-type="float" office:value="0.00980573805123595" calcext:value-type="float">
            <text:p>0</text:p>
          </table:table-cell>
          <table:table-cell table:style-name="ce11" table:formula="of:=[.B55]/[.B54]" office:value-type="float" office:value="60.0058840198023" calcext:value-type="float">
            <text:p>60,005884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,000000</text:p>
          </table:table-cell>
          <table:table-cell table:style-name="ce9" office:value-type="float" office:value="3599933" calcext:value-type="float">
            <text:p>3599933</text:p>
          </table:table-cell>
          <table:table-cell table:style-name="ce8" table:formula="of:=60*[.B55]" office:value-type="float" office:value="215995980" calcext:value-type="float">
            <text:p>215995980</text:p>
          </table:table-cell>
          <table:table-cell table:style-name="ce8" table:formula="of:=[.B55]-[.C55]" office:value-type="float" office:value="-212396047" calcext:value-type="float">
            <text:p>-212396047</text:p>
          </table:table-cell>
          <table:table-cell table:style-name="ce8" table:formula="of:=100*[.D55]/[.B55]" office:value-type="float" office:value="-5900" calcext:value-type="float">
            <text:p>-5900</text:p>
          </table:table-cell>
          <table:table-cell table:style-name="ce11" table:formula="of:=[.B55]/[.B55]" office:value-type="float" office:value="1" calcext:value-type="float">
            <text:p>1,000000</text:p>
          </table:table-cell>
          <table:table-cell table:number-columns-repeated="16378"/>
        </table:table-row>
        <table:table-row table:style-name="ro2">
          <table:table-cell/>
          <table:table-cell table:style-name="ce8" table:number-columns-repeated="4"/>
          <table:table-cell table:number-columns-repeated="16379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 number:grouping="true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08:29:38.997067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8:00:05.345505336</meta:creation-date>
    <dc:date>2025-08-10T13:55:50.911003474</dc:date>
    <meta:editing-duration>PT4H32M47S</meta:editing-duration>
    <meta:editing-cycles>5</meta:editing-cycles>
    <meta:generator>LibreOffice/24.2.7.2$Linux_X86_64 LibreOffice_project/420$Build-2</meta:generator>
    <meta:document-statistic meta:table-count="1" meta:cell-count="487" meta:object-count="0"/>
  </office:meta>
</office:document-meta>
</file>